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ARe: The Test</text:p>
      <text:p text:style-name="Normal">As a project component, a functional prototype was publicly showcased for two days at the UWE City Campus, Bush House. To start, I had to prepare the setting. I arranged my display area to represent a standard study space. My objective was to create a mindset of willingness to learn among<text:s/>users. Moreover, the scene was set to showcase the potential of ARe for self-learning outside of the classroom setting.</text:p>
      <text:p text:style-name="Normal"/>
      <text:p text:style-name="Normal">Upon encountering visitors, I welcomed them and gauged their interest in a learning experience, inviting them to sit. Sharing childhood academic challenges, emphasizing struggles with abstract subjects and the lack of technology, served as an onboarding strategy, fostering curiosity. Users with similar backgrounds were eager, promptly reaching for their phones upon instruction.</text:p>
      <text:p text:style-name="Normal"/>
      <text:p text:style-name="Normal">Subsequently, users were instructed to power the<text:s/>mobile<text:s/>device<text:s/>beside the trigger marker<text:s/>and launch the app by tapping a designated location. Demonstrating proper horizontal orientation during loading, users were guided to position the device over the trigger image for the augmented reality experience.</text:p>
      <text:p text:style-name="Normal"/>
      <text:p text:style-name="Normal">After a brief waiting period, the 3D heart model appeared, eliciting positive responses. The final onboarding step involved instructing users on interacting with virtual content—translation, rotation, scaling, and accessing hidden information. Despite initial challenges, users quickly grasped translation and scaling, while rotation required demonstration. Older users with limited technological familiarity often needed additional support during onboarding, particularly in discovering interactions for accessing hidden information.</text:p>
      <text:p text:style-name="Normal"/>
      <text:p text:style-name="Normal">Following the onboarding phase, users engaged in the augmented reality experience, expressing initial awe at the three-dimensional representation of textbook content. During this time, most users voiced their observations while testing the application’s capabilities such as zooming in for detailed examination. Interestingly, in a particular instance, a user attempted to physically interact with the digital model by reaching behind the phone towards the trigger marker. Some users reviewed the textbook material to compare the 2D illustrations with the model they were observing. A few users commented that they comprehended the biology concepts demonstrated by the flowing arrows of the digital content.</text:p>
      <text:p text:style-name="Normal"/>
      <text:p text:style-name="Normal">Upon acquainting themselves with the biology component, users transitioned to the mathematics aspect without requiring additional onboarding, given the similar interaction mechanisms. An initial reaction from some users was apprehension towards mathematics, rooted in their recollection of not enjoying the subject in childhood. When invited to attempt solving the mathematics problems, most declined politely. Regardless, this did not hinder their exploration of the mathematics components. On another hand, users with a mathematics background embraced the challenge, attempting solutions, using the clues provided. A total of 4 users attempted to solve the math problem.</text:p>
      <text:p text:style-name="Normal"/>
      <text:p text:style-name="Normal">Post-experience, users were asked for feedback. Expressing interest in ARe, users hinted at the positive impact it would have had on their childhood. One user, in particular, highlighted the usefulness of ARe in aiding her nephew with dyslexia to learn. Despite positive comments on the visuals, users identified lapses and inaccurate portrayals of the real world. In two instances, confusion arose while attempting the mathematics problem when the obtained result did not align with the model's visual representation. Additionally, users enjoyed interacting with the content without indicating perceived learning or acquiring new knowledge. Regardless, while addressing some aspects of the initial research questions, certain inquiries remain unanswered, setting the groundwork for future enhanceme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Adeola Jemimah Aiyewa</meta:initial-creator>
    <dc:creator>adeola oladimeji</dc:creator>
    <meta:creation-date>2023-12-19T05:25:00Z</meta:creation-date>
    <dc:date>2023-12-19T12:42:00Z</dc:date>
    <meta:template xlink:href="Normal" xlink:type="simple"/>
    <meta:editing-cycles>20</meta:editing-cycles>
    <meta:editing-duration>PT7140S</meta:editing-duration>
    <meta:user-defined meta:name="GrammarlyDocumentId">e6752f3eee94d84ee1b5a4db7d5f78dc49d3c4226fa08b397056c0c7a4e2f774</meta:user-defined>
    <meta:document-statistic meta:page-count="1" meta:paragraph-count="8" meta:word-count="541" meta:character-count="3821" meta:row-count="48" meta:non-whitespace-character-count="3289"/>
  </office:meta>
</office:document-meta>
</file>